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solid" draw:fill-color="#ffff00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ff00" draw:opacity="100%" draw:textarea-horizontal-align="justify" draw:textarea-vertical-align="middle" draw:auto-grow-height="false" fo:min-height="9.446cm" fo:min-width="4.446cm" fo:padding-top="0.152cm" fo:padding-bottom="0.152cm" fo:padding-left="0.277cm" fo:padding-right="0.277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8cm" draw:marker-end-width="0.28cm" draw:fill="solid" draw:fill-color="#ffff00" draw:opacity="100%" draw:textarea-horizontal-align="justify" draw:textarea-vertical-align="middle" draw:auto-grow-height="false" fo:min-height="1.184cm" fo:min-width="2.446cm" fo:padding-top="0.152cm" fo:padding-bottom="0.152cm" fo:padding-left="0.277cm" fo:padding-right="0.277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2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7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18" style:family="graphic" style:parent-style-name="standard">
      <style:graphic-properties draw:stroke="none" draw:stroke-dash="Double_20_Dash" svg:stroke-width="0.053cm" svg:stroke-color="#000000" draw:marker-start-width="0.28cm" draw:marker-end-width="0.28cm" svg:stroke-linecap="butt" draw:fill="solid" draw:fill-color="#000000" draw:opacity="100%" draw:textarea-horizontal-align="justify" draw:textarea-vertical-align="middle" draw:auto-grow-height="false" fo:min-height="1.196cm" fo:min-width="4.446cm" fo:padding-top="0.152cm" fo:padding-bottom="0.152cm" fo:padding-left="0.277cm" fo:padding-right="0.277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1.196cm" fo:min-width="2.446cm" fo:padding-top="0.152cm" fo:padding-bottom="0.152cm" fo:padding-left="0.277cm" fo:padding-right="0.277cm"/>
      <style:paragraph-properties style:writing-mode="lr-tb"/>
    </style:style>
    <style:style style:name="gr22" style:family="graphic" style:parent-style-name="standard">
      <style:graphic-properties draw:stroke="none" draw:stroke-dash="Double_20_Dash" svg:stroke-width="0.053cm" svg:stroke-color="#000000" draw:marker-start-width="0.28cm" draw:marker-end-width="0.28cm" svg:stroke-linecap="butt" draw:fill="solid" draw:fill-color="#000000" draw:opacity="100%" draw:textarea-horizontal-align="justify" draw:textarea-vertical-align="middle" draw:auto-grow-height="false" fo:min-height="1.196cm" fo:min-width="1.696cm" fo:padding-top="0.152cm" fo:padding-bottom="0.152cm" fo:padding-left="0.277cm" fo:padding-right="0.277cm"/>
      <style:paragraph-properties style:writing-mode="lr-tb"/>
    </style:style>
    <style:style style:name="gr23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.716cm" fo:min-width="10.216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bottom" draw:auto-grow-height="false" fo:min-height="3.966cm" fo:min-width="7.466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top" draw:auto-grow-height="false" fo:min-height="3.966cm" fo:min-width="7.466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top" draw:auto-grow-height="false" fo:min-height="4.466cm" fo:min-width="7.466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bottom" draw:auto-grow-height="false" fo:min-height="3.966cm" fo:min-width="6.46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="Arrowheads_20_4" draw:marker-start-width="0.352cm" draw:marker-end="Arrowheads_20_5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draw:stroke="solid" svg:stroke-width="0.035cm" svg:stroke-color="#000000" draw:marker-start="Arrowheads_20_6" draw:marker-start-width="0.352cm" draw:marker-end="Arrowheads_20_7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30" style:family="graphic" style:parent-style-name="objectwithoutfill">
      <style:graphic-properties draw:stroke="solid"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stroke="dash" draw:stroke-dash="Long_20_Dot" svg:stroke-width="0.035cm" svg:stroke-color="#000000" draw:marker-start="Arrowheads_20_10" draw:marker-start-width="0.352cm" draw:marker-end="Arrowheads_20_11" draw:marker-end-width="0.352cm" svg:stroke-linecap="butt" draw:textarea-vertical-align="middle" fo:padding-top="0.142cm" fo:padding-bottom="0.142cm" fo:padding-left="0.267cm" fo:padding-right="0.267cm"/>
      <style:paragraph-properties style:writing-mode="lr-tb"/>
    </style:style>
    <style:style style:name="gr32" style:family="graphic" style:parent-style-name="objectwithoutfill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4" style:family="graphic" style:parent-style-name="objectwithoutfill">
      <style:graphic-properties draw:stroke="solid" svg:stroke-width="0.053cm" svg:stroke-color="#000000" draw:marker-start-width="0.279cm" draw:marker-end="Arrowheads_20_12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000000" draw:marker-start-width="0.279cm" draw:marker-end="Arrowheads_20_13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draw:stroke="solid"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draw:stroke="solid"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solid" svg:stroke-width="0.035cm" svg:stroke-color="#000000" draw:marker-start-width="0.252cm" draw:marker-end="Arrowheads_20_16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marker-start="Arrowheads_20_17" draw:marker-start-width="0.352cm" draw:marker-end-width="0.252cm" draw:textarea-vertical-align="middle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marker-start="Arrowheads_20_18" draw:marker-start-width="0.352cm" draw:marker-end-width="0.252cm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solid" svg:stroke-width="0.035cm" svg:stroke-color="#000000" draw:marker-start="Arrowheads_20_19" draw:marker-start-width="0.352cm" draw:marker-end-width="0.252cm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solid" svg:stroke-width="0.035cm" svg:stroke-color="#000000" draw:marker-start="Arrowheads_20_20" draw:marker-start-width="0.352cm" draw:marker-end-width="0.252cm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width="0.035cm" svg:stroke-color="#000000" draw:marker-start="Arrowheads_20_21" draw:marker-start-width="0.352cm" draw:marker-end="Arrowheads_20_22" draw:marker-end-width="0.352cm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5cm" fo:min-width="2.5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0.5cm" fo:min-width="0.75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0.5cm" fo:min-width="1.5cm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marker-start-width="0.2cm" draw:marker-end-width="0.2cm" draw:fill="none" draw:fill-color="#729fcf" draw:textarea-horizontal-align="justify" draw:textarea-vertical-align="middle" draw:auto-grow-height="false" fo:min-height="0.5cm" fo:min-width="1.5cm" fo:padding-top="0.125cm" fo:padding-bottom="0.125cm" fo:padding-left="0.25cm" fo:padding-right="0.25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0.5cm" fo:min-width="1.25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justify" draw:textarea-vertical-align="middle" draw:auto-grow-height="false" fo:min-height="0.5cm" fo:min-width="1cm"/>
      <style:paragraph-properties style:writing-mode="lr-tb"/>
    </style:style>
    <style:style style:name="gr52" style:family="graphic" style:parent-style-name="standard">
      <style:graphic-properties draw:stroke="dash" draw:stroke-dash="Long_20_Dot_20__28_Rounded_29_" svg:stroke-width="0.081cm" svg:stroke-color="#666666" draw:marker-start="Arrowheads_20_23" draw:marker-start-width="0.421cm" draw:marker-end="Arrowheads_20_24" draw:marker-end-width="0.421cm" svg:stroke-linecap="round" draw:textarea-vertical-align="middle" fo:padding-top="0.165cm" fo:padding-bottom="0.165cm" fo:padding-left="0.29cm" fo:padding-right="0.29cm"/>
    </style:style>
    <style:style style:name="gr53" style:family="graphic" style:parent-style-name="objectwithoutfill">
      <style:graphic-properties draw:stroke="dash" draw:stroke-dash="Long_20_Dot_20__28_Rounded_29_" svg:stroke-width="0.081cm" svg:stroke-color="#666666" draw:marker-start-width="0.321cm" draw:marker-end="Arrowheads_20_25" draw:marker-end-width="0.421cm" svg:stroke-linecap="round" draw:fill="none" draw:textarea-vertical-align="middle" fo:padding-top="0.165cm" fo:padding-bottom="0.165cm" fo:padding-left="0.29cm" fo:padding-right="0.29cm"/>
    </style:style>
    <style:style style:name="gr54" style:family="graphic" style:parent-style-name="objectwithoutfill">
      <style:graphic-properties draw:stroke="dash" draw:stroke-dash="Long_20_Dot_20__28_Rounded_29_" svg:stroke-width="0.081cm" svg:stroke-color="#666666" draw:marker-start-width="0.321cm" draw:marker-end-width="0.321cm" svg:stroke-linecap="round" draw:fill="none" draw:textarea-vertical-align="middle" fo:padding-top="0.165cm" fo:padding-bottom="0.165cm" fo:padding-left="0.29cm" fo:padding-right="0.29cm"/>
      <style:paragraph-properties style:writing-mode="lr-tb"/>
    </style:style>
    <style:style style:name="gr55" style:family="graphic" style:parent-style-name="standard">
      <style:graphic-properties draw:stroke="dash" draw:stroke-dash="Long_20_Dot" svg:stroke-width="0.081cm" svg:stroke-color="#666666" draw:marker-start="Arrowheads_20_26" draw:marker-start-width="0.421cm" draw:marker-end-width="0.321cm" svg:stroke-linecap="butt" draw:textarea-vertical-align="middle" fo:padding-top="0.165cm" fo:padding-bottom="0.165cm" fo:padding-left="0.29cm" fo:padding-right="0.29cm"/>
      <style:paragraph-properties style:writing-mode="lr-tb"/>
    </style:style>
    <style:style style:name="gr56" style:family="graphic" style:parent-style-name="standard">
      <style:graphic-properties draw:stroke="solid" svg:stroke-width="0.081cm" svg:stroke-color="#000000" draw:marker-start-width="0.321cm" draw:marker-end-width="0.321cm" draw:fill-color="#ff0000" draw:textarea-horizontal-align="justify" draw:textarea-vertical-align="middle" draw:auto-grow-height="false" fo:min-height="2cm" fo:min-width="3.75cm" fo:padding-top="0.165cm" fo:padding-bottom="0.165cm" fo:padding-left="0.29cm" fo:padding-right="0.29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justify" draw:textarea-vertical-align="middle" draw:auto-grow-height="false" fo:min-height="1.75cm" fo:min-width="3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ffff00" draw:opacity="100%"/>
      <style:paragraph-properties fo:text-align="center" style:writing-mode="lr-tb"/>
      <style:text-properties fo:font-size="10pt"/>
    </style:style>
    <style:style style:name="P3" style:family="paragraph">
      <style:paragraph-properties fo:margin-left="0cm" fo:margin-right="0cm" fo:text-align="center" fo:text-indent="0cm" style:writing-mode="lr-tb"/>
      <style:text-properties fo:color="#000000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4" style:family="paragraph">
      <loext:graphic-properties draw:fill="solid" draw:fill-color="#ffffff" draw:opacity="100%"/>
      <style:paragraph-properties fo:margin-left="0cm" fo:margin-right="0cm" fo:text-align="center" fo:text-indent="0cm" style:writing-mode="lr-tb"/>
      <style:text-properties fo:color="#000000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fo:color="#000000" loext:opacity="100%" fo:font-size="10pt"/>
    </style:style>
    <style:style style:name="P6" style:family="paragraph">
      <style:paragraph-properties fo:margin-left="0cm" fo:margin-right="0cm" fo:text-align="center" fo:text-indent="0cm"/>
      <style:text-properties fo:color="#000000" loext:opacity="100%" style:font-name="Liberation Sans" fo:font-size="10pt" style:letter-kerning="true" style:font-name-asian="Noto Sans CJK SC" style:font-size-asian="18pt" style:font-name-complex="Lohit Devanagari" style:font-size-complex="18pt"/>
    </style:style>
    <style:style style:name="P7" style:family="paragraph">
      <style:paragraph-properties fo:text-align="center" style:writing-mode="lr-tb"/>
      <style:text-properties fo:color="#ffffff" loext:opacity="100%" fo:font-size="10pt"/>
    </style:style>
    <style:style style:name="P8" style:family="paragraph">
      <loext:graphic-properties draw:fill="solid" draw:fill-color="#000000" draw:opacity="100%"/>
      <style:paragraph-properties fo:text-align="center" style:writing-mode="lr-tb"/>
      <style:text-properties fo:color="#ffffff" loext:opacity="100%" fo:font-size="10pt"/>
    </style:style>
    <style:style style:name="P9" style:family="paragraph">
      <style:paragraph-properties fo:text-align="start" style:writing-mode="lr-tb"/>
      <style:text-properties fo:font-size="14pt"/>
    </style:style>
    <style:style style:name="P10" style:family="paragraph">
      <loext:graphic-properties draw:fill="none"/>
      <style:paragraph-properties fo:text-align="start" style:writing-mode="lr-tb"/>
      <style:text-properties fo:font-size="14pt"/>
    </style:style>
    <style:style style:name="P11" style:family="paragraph">
      <style:paragraph-properties fo:text-align="end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text-align="end" style:writing-mode="lr-tb"/>
      <style:text-properties fo:font-size="14pt" fo:background-color="#ffffff"/>
    </style:style>
    <style:style style:name="P14" style:family="paragraph">
      <loext:graphic-properties draw:fill="none"/>
      <style:paragraph-properties fo:text-align="end" style:writing-mode="lr-tb"/>
      <style:text-properties fo:font-size="14pt" fo:background-color="#ffffff"/>
    </style:style>
    <style:style style:name="P15" style:family="paragraph">
      <style:paragraph-properties fo:text-align="center" style:writing-mode="lr-tb"/>
      <style:text-properties fo:font-size="14pt"/>
    </style:style>
    <style:style style:name="P16" style:family="paragraph">
      <loext:graphic-properties draw:fill="none"/>
      <style:paragraph-properties fo:text-align="center" style:writing-mode="lr-tb"/>
      <style:text-properties fo:font-size="1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 style:writing-mode="lr-tb"/>
      <style:text-properties fo:font-size="9pt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fo:font-size="9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end" style:writing-mode="lr-tb"/>
      <style:text-properties fo:font-size="9pt" style:font-size-asian="9pt" style:font-size-complex="9pt"/>
    </style:style>
    <style:style style:name="P26" style:family="paragraph">
      <style:paragraph-properties fo:text-align="center" style:writing-mode="lr-tb"/>
      <style:text-properties fo:font-size="9pt" fo:font-style="italic" style:text-underline-style="solid" style:text-underline-width="auto" style:text-underline-color="font-color" fo:background-color="#ffff00" style:font-size-asian="9pt" style:font-size-complex="9pt"/>
    </style:style>
    <style:style style:name="P27" style:family="paragraph">
      <loext:graphic-properties draw:fill="none"/>
      <style:paragraph-properties fo:text-align="center" style:writing-mode="lr-tb"/>
      <style:text-properties fo:font-size="9pt" fo:font-style="italic" style:text-underline-style="solid" style:text-underline-width="auto" style:text-underline-color="font-color" fo:background-color="#ffff00" style:font-size-asian="9pt" style:font-size-complex="9pt"/>
    </style:style>
    <style:style style:name="P28" style:family="paragraph">
      <loext:graphic-properties draw:fill="none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style:paragraph-properties fo:margin-left="0cm" fo:margin-right="0cm" fo:text-align="center" fo:text-indent="0cm" style:writing-mode="lr-tb"/>
      <style:text-properties style:use-window-font-color="true" loext:opacity="0%" style:font-name="Liberation Sans" fo:font-size="9pt" style:letter-kerning="true" style:font-name-asian="Noto Sans CJK SC" style:font-size-asian="9pt" style:font-name-complex="Lohit Devanagari" style:font-size-complex="9pt"/>
    </style:style>
    <style:style style:name="P30" style:family="paragraph">
      <loext:graphic-properties draw:fill="none" draw:fill-color="#729fcf"/>
      <style:paragraph-properties fo:margin-left="0cm" fo:margin-right="0cm" fo:text-align="center" fo:text-indent="0cm" style:writing-mode="lr-tb"/>
      <style:text-properties style:use-window-font-color="true" loext:opacity="0%" style:font-name="Liberation Sans" fo:font-size="9pt" style:letter-kerning="true" style:font-name-asian="Noto Sans CJK SC" style:font-size-asian="9pt" style:font-name-complex="Lohit Devanagari" style:font-size-complex="9pt"/>
    </style:style>
    <style:style style:name="P3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32" style:family="paragraph">
      <style:paragraph-properties fo:text-align="end" style:writing-mode="lr-tb"/>
      <style:text-properties fo:font-size="9pt"/>
    </style:style>
    <style:style style:name="P33" style:family="paragraph">
      <style:paragraph-properties fo:text-align="center" style:writing-mode="lr-tb"/>
      <style:text-properties fo:color="#ffffff" loext:opacity="100%"/>
    </style:style>
    <style:style style:name="P34" style:family="paragraph">
      <loext:graphic-properties draw:fill-color="#ff0000"/>
      <style:paragraph-properties fo:text-align="center" style:writing-mode="lr-tb"/>
      <style:text-properties fo:color="#ffffff" loext:opacity="100%"/>
    </style:style>
    <style:style style:name="P35" style:family="paragraph">
      <style:paragraph-properties fo:text-align="end" style:writing-mode="lr-tb"/>
      <style:text-properties fo:font-size="9pt" fo:font-style="italic"/>
    </style:style>
    <style:style style:name="P36" style:family="paragraph">
      <loext:graphic-properties draw:fill="none"/>
      <style:paragraph-properties fo:text-align="end" style:writing-mode="lr-tb"/>
      <style:text-properties fo:font-size="9pt" fo:font-style="italic"/>
    </style:style>
    <style:style style:name="T1" style:family="text">
      <style:text-properties fo:font-size="10pt"/>
    </style:style>
    <style:style style:name="T2" style:family="text">
      <style:text-properties fo:font-size="10pt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tyle="italic" style:font-style-asian="italic" style:font-style-complex="italic"/>
    </style:style>
    <style:style style:name="T6" style:family="text">
      <style:text-properties fo:color="#ffffff" loext:opacity="100%" fo:font-size="10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background-color="#ffffff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/>
    </style:style>
    <style:style style:name="T12" style:family="text">
      <style:text-properties fo:font-size="9pt" fo:font-style="italic" style:text-underline-style="solid" style:text-underline-width="auto" style:text-underline-color="font-color" fo:background-color="#ffff00" style:font-size-asian="9pt" style:font-size-complex="9pt"/>
    </style:style>
    <style:style style:name="T13" style:family="text">
      <style:text-properties fo:color="#ffffff" loext:opacity="100%" fo:font-size="15pt" style:font-size-asian="15pt" style:font-size-complex="15pt"/>
    </style:style>
    <style:style style:name="T14" style:family="text">
      <style:text-properties fo:font-size="9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5cm" svg:x="19.75cm" svg:y="14cm">
          <text:p text:style-name="P1"><text:span text:style-name="T1">Pitot-static Sys.</text:span></text:p>
          <text:p text:style-name="P1"><text:span text:style-name="T2">RP20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.5cm" svg:x="19.75cm" svg:y="11.75cm">
          <text:p text:style-name="P3">Dif. Pres. Sens.</text:p>
          <text:p text:style-name="P3"><text:span text:style-name="T3">ND005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1.5cm" svg:x="0.75cm" svg:y="14cm">
          <text:p text:style-name="P3">LIDAR (12m)</text:p>
          <text:p text:style-name="P3"><text:span text:style-name="T3">TFmini-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9.75cm" svg:y="17.25cm">
          <text:p text:style-name="P1"><text:span text:style-name="T1">Flight Stick</text:span></text:p>
          <text:p text:style-name="P1"><text:span text:style-name="T2">STM32F103C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1.5cm" svg:x="24.25cm" svg:y="17.25cm">
          <text:p text:style-name="P3">Stain Gauge Amp</text:p>
          <text:p text:style-name="P3"><text:span text:style-name="T3">HX7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cm" svg:height="9.75cm" svg:x="13cm" svg:y="5.75cm">
          <text:p text:style-name="P1"><text:span text:style-name="T1">Main Board</text:span></text:p>
          <text:p text:style-name="P1"><text:span text:style-name="T2">STM32F103C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999cm" svg:height="1.488cm" svg:x="8.251cm" svg:y="14.012cm">
          <text:p text:style-name="P3">Orientation</text:p>
          <text:p text:style-name="P3"><text:span text:style-name="T3">BNO0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488cm" svg:x="4.5cm" svg:y="14.012cm">
          <text:p text:style-name="P3">Barometer</text:p>
          <text:p text:style-name="P3"><text:span text:style-name="T3">DPS3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9.75cm" svg:y="7.75cm">
          <text:p text:style-name="P3">GPS</text:p>
          <text:p text:style-name="P3"><text:span text:style-name="T3">MTK33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8.25cm" svg:y="5.75cm">
          <text:p text:style-name="P1"><text:span text:style-name="T1">RPi 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cm" svg:height="1.5cm" svg:x="3.5cm" svg:y="5.75cm">
          <text:p text:style-name="P3">ANT+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cm" svg:height="1.5cm" svg:x="3.5cm" svg:y="11.75cm">
          <text:p text:style-name="P3">Stain Gauge Amp</text:p>
          <text:p text:style-name="P3"><text:span text:style-name="T3">HX7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3cm" svg:height="1.488cm" svg:x="8.25cm" svg:y="11.762cm">
          <text:p text:style-name="P1"><text:span text:style-name="T1">Spar Load</text:span></text:p>
          <text:p text:style-name="P1"><text:span text:style-name="T2">ATtiny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3cm" svg:height="1.5cm" svg:x="0.75cm" svg:y="17.25cm">
          <text:p text:style-name="P3">Dist. Regs.</text:p>
          <text:p text:style-name="P3"><text:span text:style-name="T3">Servo X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5.25cm" svg:y="17.25cm">
          <text:p text:style-name="P1"><text:span text:style-name="T1">Control Board</text:span></text:p>
          <text:p text:style-name="P1"><text:span text:style-name="T2">ATmega328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.999cm" svg:height="1.5cm" svg:x="5.251cm" svg:y="19.5cm">
          <text:p text:style-name="P3">Surface Pos.</text:p>
          <text:p text:style-name="P3"><text:span text:style-name="T3">Potentio. X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999cm" svg:height="1.5cm" svg:x="0.751cm" svg:y="19.5cm">
          <text:p text:style-name="P3">Indicator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cm" svg:height="1.5cm" svg:x="24.25cm" svg:y="1.25cm">
          <text:p text:style-name="P3">Stain Gauge Amp</text:p>
          <text:p text:style-name="P3"><text:span text:style-name="T3">HX7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3cm" svg:height="1.5cm" svg:x="19.75cm" svg:y="19.5cm">
          <text:p text:style-name="P3">Buttons</text:p>
          <text:p text:style-name="P3"><text:span text:style-name="T3">X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3cm" svg:height="1.5cm" svg:x="19.75cm" svg:y="1.25cm">
          <text:p text:style-name="P3"><text:span text:style-name="T4">Actuators</text:span></text:p>
          <text:p text:style-name="P3"><text:span text:style-name="T5">Servo X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9.75cm" svg:y="3.5cm">
          <text:p text:style-name="P1"><text:span text:style-name="T1">Pitch Controller</text:span></text:p>
          <text:p text:style-name="P1"><text:span text:style-name="T2">ATmega328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19.75cm" svg:y="5.75cm">
          <text:p text:style-name="P3">Bluetooth Mod.</text:p>
          <text:p text:style-name="P3"><text:span text:style-name="T3">HC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24.25cm" svg:y="3.5cm">
          <text:p text:style-name="P6">Bluetooth Mod.</text:p>
          <text:p text:style-name="P3"><text:span text:style-name="T3">HC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499cm" svg:x="24.25cm" svg:y="14.001cm">
          <text:p text:style-name="P3">Bluetooth Mod.</text:p>
          <text:p text:style-name="P3"><text:span text:style-name="T3">HC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13cm" svg:x="8.25cm" svg:y="9.75cm">
          <text:p text:style-name="P3">Telemetry Mod.</text:p>
          <text:p text:style-name="P3"><text:span text:style-name="T3">nRF24L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3cm" svg:height="1.5cm" svg:x="8.25cm" svg:y="7.75cm">
          <text:p text:style-name="P3">Shaft Encoder</text:p>
          <text:p text:style-name="P3"><text:span text:style-name="T3">Magnet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5cm" svg:height="1.5cm" svg:x="13cm" svg:y="1.25cm">
          <text:p text:style-name="P7"><text:span text:style-name="T6">Video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3.5cm" svg:y="1.25cm">
          <text:p text:style-name="P6">Heart Rate</text:p>
          <text:p text:style-name="P6"><text:span text:style-name="T3">X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cm" svg:height="1.5cm" svg:x="8.25cm" svg:y="1.25cm">
          <text:p text:style-name="P3">Power Pedals</text:p>
          <text:p text:style-name="P3"><text:span text:style-name="T3">X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cm" svg:height="1.5cm" svg:x="12.75cm" svg:y="17.25cm">
          <text:p text:style-name="P1"><text:span text:style-name="T1">Battery Monitor</text:span></text:p>
          <text:p text:style-name="P1"><text:span text:style-name="T2">ATmega328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3cm" svg:height="1.5cm" svg:x="9.25cm" svg:y="17.25cm">
          <text:p text:style-name="P3">Ana-Dig. Conv.</text:p>
          <text:p text:style-name="P3"><text:span text:style-name="T3">MCP34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3cm" svg:height="1.5cm" svg:x="9.25cm" svg:y="19.5cm">
          <text:p text:style-name="P3">Current Sensor</text:p>
          <text:p text:style-name="P3"><text:span text:style-name="T3">ACS712-20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3cm" svg:height="1.5cm" svg:x="19.75cm" svg:y="9.75cm">
          <text:p text:style-name="P3">Dig. Temp/Hum</text:p>
          <text:p text:style-name="P3"><text:span text:style-name="T3">DHT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2.25cm" svg:height="1.5cm" svg:x="0.75cm" svg:y="9.75cm">
          <text:p text:style-name="P7"><text:span text:style-name="T6">Ground S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0.75cm" svg:height="2cm" svg:x="0.75cm" svg:y="11.5cm">
          <text:p text:style-name="P9"><text:span text:style-name="T7">Spar Load</text:span></text:p>
          <text:p text:style-name="P9"><text:span text:style-name="T7">Monitor</text:span></text:p>
          <text:p text:style-name="P9"><text:span text:style-name="T7">X 7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0.75cm" svg:height="2cm" svg:x="0.75cm" svg:y="5.5cm">
          <text:p text:style-name="P9"><text:span text:style-name="T7">ANT Sys.</text:span></text:p>
          <text:p text:style-name="P9"><text:span text:style-name="T7">X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8cm" svg:height="4.25cm" svg:x="19.5cm" svg:y="17cm">
          <text:p text:style-name="P11"><text:span text:style-name="T8">Flight Stick</text:span></text:p>
          <text:p text:style-name="P11"><text:span text:style-name="T8">X 2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8cm" svg:height="4.25cm" svg:x="19.5cm" svg:y="11.5cm">
          <text:p text:style-name="P13"><text:span text:style-name="T9">Pitot-static System</text:span></text:p>
          <text:p text:style-name="P13"><text:span text:style-name="T9">X 1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8cm" svg:height="4.75cm" svg:x="19.5cm" svg:y="0.5cm">
          <text:p text:style-name="P15"><text:span text:style-name="T7">Propellor Controller X 2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8cm" svg:height="4.75cm" svg:x="0.5cm" svg:y="16.5cm">
          <text:p text:style-name="P9"><text:span text:style-name="T7">Control System X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7cm" svg:height="4.25cm" svg:x="9cm" svg:y="17cm">
          <text:p text:style-name="P11"><text:span text:style-name="T8">Power Monitor</text:span></text:p>
          <text:p text:style-name="P11"><text:span text:style-name="T8">X 2</text:span></text:p>
          <draw:enhanced-geometry svg:viewBox="0 0 21600 21600" draw:type="rectangle" draw:enhanced-path="M 0 0 L 21600 0 21600 21600 0 21600 0 0 Z N"/>
        </draw:custom-shape>
        <draw:line draw:style-name="gr28" draw:text-style-name="P18" draw:layer="layout" svg:x1="22.75cm" svg:y1="4.25cm" svg:x2="24.25cm" svg:y2="4.25cm">
          <text:p text:style-name="P17"><text:span text:style-name="T10">UART</text:span></text:p>
          <text:p text:style-name="P17"><text:span text:style-name="T10"/></text:p>
        </draw:line>
        <draw:line draw:style-name="gr28" draw:text-style-name="P18" draw:layer="layout" svg:x1="22.75cm" svg:y1="14.75cm" svg:x2="24.25cm" svg:y2="14.75cm">
          <text:p text:style-name="P17"><text:span text:style-name="T10">U</text:span><text:span text:style-name="T10">AR</text:span><text:span text:style-name="T10">T</text:span></text:p>
          <text:p text:style-name="P17"><text:span text:style-name="T10"/></text:p>
        </draw:line>
        <draw:line draw:style-name="gr29" draw:text-style-name="P18" draw:layer="layout" svg:x1="11.25cm" svg:y1="10.5cm" svg:x2="13cm" svg:y2="10.5cm">
          <text:p text:style-name="P17"><text:span text:style-name="T10">SPI</text:span></text:p>
          <text:p text:style-name="P17"><text:span text:style-name="T10"/></text:p>
        </draw:line>
        <draw:line draw:style-name="gr29" draw:text-style-name="P18" draw:layer="layout" svg:x1="11.25cm" svg:y1="12.5cm" svg:x2="13cm" svg:y2="12.5cm">
          <text:p text:style-name="P17"><text:span text:style-name="T10">One</text:span></text:p>
          <text:p text:style-name="P17"><text:span text:style-name="T10">Wire</text:span></text:p>
        </draw:line>
        <draw:line draw:style-name="gr29" draw:text-style-name="P18" draw:layer="layout" svg:x1="11.25cm" svg:y1="6.5cm" svg:x2="13cm" svg:y2="6.5cm">
          <text:p text:style-name="P17"><text:span text:style-name="T10">UART</text:span></text:p>
          <text:p text:style-name="P17"><text:span text:style-name="T10"/></text:p>
        </draw:line>
        <draw:line draw:style-name="gr29" draw:text-style-name="P18" draw:layer="layout" svg:x1="18cm" svg:y1="6.5cm" svg:x2="19.75cm" svg:y2="6.5cm">
          <text:p text:style-name="P17"><text:span text:style-name="T10">UART</text:span></text:p>
          <text:p text:style-name="P17"><text:span text:style-name="T10"/></text:p>
        </draw:line>
        <draw:line draw:style-name="gr29" draw:text-style-name="P18" draw:layer="layout" svg:x1="18cm" svg:y1="8.5cm" svg:x2="19.75cm" svg:y2="8.5cm">
          <text:p text:style-name="P17"><text:span text:style-name="T10">UART</text:span></text:p>
          <text:p text:style-name="P17"><text:span text:style-name="T10"/></text:p>
        </draw:line>
        <draw:line draw:style-name="gr29" draw:text-style-name="P18" draw:layer="layout" svg:x1="18cm" svg:y1="10.5cm" svg:x2="19.75cm" svg:y2="10.5cm">
          <text:p text:style-name="P17"><text:span text:style-name="T10">Digital</text:span></text:p>
          <text:p text:style-name="P17"><text:span text:style-name="T10"/></text:p>
        </draw:line>
        <draw:line draw:style-name="gr29" draw:text-style-name="P18" draw:layer="layout" svg:x1="6.5cm" svg:y1="6.5cm" svg:x2="8.25cm" svg:y2="6.5cm">
          <text:p text:style-name="P17"><text:span text:style-name="T10">USB</text:span></text:p>
          <text:p text:style-name="P17"><text:span text:style-name="T10"/></text:p>
        </draw:line>
        <draw:line draw:style-name="gr29" draw:text-style-name="P18" draw:layer="layout" svg:x1="6.5cm" svg:y1="12.5cm" svg:x2="8.25cm" svg:y2="12.5cm">
          <text:p text:style-name="P17"><text:span text:style-name="T10">SPI</text:span></text:p>
          <text:p text:style-name="P17"><text:span text:style-name="T10"/></text:p>
        </draw:line>
        <draw:line draw:style-name="gr30" draw:text-style-name="P19" draw:layer="layout" svg:x1="11.25cm" svg:y1="8.5cm" svg:x2="13cm" svg:y2="8.5cm">
          <text:p text:style-name="P17"><text:span text:style-name="T11">Digital</text:span></text:p>
          <text:p text:style-name="P17"><text:span text:style-name="T11"/></text:p>
        </draw:line>
        <draw:line draw:style-name="gr29" draw:text-style-name="P18" draw:layer="layout" svg:x1="22.75cm" svg:y1="18cm" svg:x2="24.25cm" svg:y2="18cm">
          <text:p text:style-name="P17"><text:span text:style-name="T10">SPI</text:span></text:p>
          <text:p text:style-name="P17"><text:span text:style-name="T10"/></text:p>
        </draw:line>
        <draw:line draw:style-name="gr29" draw:text-style-name="P18" draw:layer="layout" svg:x1="22.75cm" svg:y1="3.5cm" svg:x2="24.25cm" svg:y2="2.75cm">
          <text:p text:style-name="P17"><text:span text:style-name="T10">SPI</text:span></text:p>
          <text:p text:style-name="P17"><text:span text:style-name="T10"/></text:p>
        </draw:line>
        <draw:line draw:style-name="gr29" draw:text-style-name="P18" draw:layer="layout" svg:x1="15.5cm" svg:y1="2.75cm" svg:x2="15.5cm" svg:y2="5.75cm">
          <text:p text:style-name="P17"><text:span text:style-name="T10">USB</text:span></text:p>
          <text:p text:style-name="P17"><text:span text:style-name="T10"/></text:p>
        </draw:line>
        <draw:line draw:style-name="gr31" draw:text-style-name="P18" draw:layer="layout" svg:x1="3cm" svg:y1="10.5cm" svg:x2="8.25cm" svg:y2="10.5cm">
          <text:p text:style-name="P17"><text:span text:style-name="T10">2.4 GHz</text:span></text:p>
          <text:p text:style-name="P17"><text:span text:style-name="T10"/></text:p>
        </draw:line>
        <draw:line draw:style-name="gr32" draw:text-style-name="P21" draw:layer="layout" svg:x1="2.25cm" svg:y1="16.25cm" svg:x2="14.25cm" svg:y2="16.25cm">
          <text:p text:style-name="P20"><text:span text:style-name="T10">I2C </text:span><text:span text:style-name="T10">5V</text:span></text:p>
          <text:p text:style-name="P20"><text:span text:style-name="T10"/></text:p>
        </draw:line>
        <draw:line draw:style-name="gr33" draw:text-style-name="P23" draw:layer="layout" svg:x1="16.75cm" svg:y1="16.25cm" svg:x2="21.25cm" svg:y2="16.25cm">
          <text:p text:style-name="P22"><text:span text:style-name="T11">I2C </text:span><text:span text:style-name="T11">3V3</text:span></text:p>
          <text:p text:style-name="P22"><text:span text:style-name="T11"/></text:p>
        </draw:line>
        <draw:line draw:style-name="gr34" draw:text-style-name="P24" draw:layer="layout" svg:x1="14.25cm" svg:y1="16.25cm" svg:x2="14.25cm" svg:y2="15.5cm">
          <text:p/>
        </draw:line>
        <draw:line draw:style-name="gr35" draw:text-style-name="P24" draw:layer="layout" svg:x1="16.75cm" svg:y1="16.25cm" svg:x2="16.75cm" svg:y2="15.5cm">
          <text:p/>
        </draw:line>
        <draw:line draw:style-name="gr36" draw:text-style-name="P24" draw:layer="layout" svg:x1="6cm" svg:y1="16.25cm" svg:x2="6cm" svg:y2="15.5cm">
          <text:p/>
        </draw:line>
        <draw:line draw:style-name="gr36" draw:text-style-name="P24" draw:layer="layout" svg:x1="9.75cm" svg:y1="16.25cm" svg:x2="9.75cm" svg:y2="15.5cm">
          <text:p/>
        </draw:line>
        <draw:line draw:style-name="gr37" draw:text-style-name="P24" draw:layer="layout" svg:x1="21.25cm" svg:y1="16.25cm" svg:x2="21.25cm" svg:y2="15.5cm">
          <text:p/>
        </draw:line>
        <draw:line draw:style-name="gr38" draw:text-style-name="P24" draw:layer="layout" svg:x1="6.75cm" svg:y1="16.25cm" svg:x2="6.75cm" svg:y2="17.25cm">
          <text:p/>
        </draw:line>
        <draw:line draw:style-name="gr38" draw:text-style-name="P24" draw:layer="layout" svg:x1="14.25cm" svg:y1="16.25cm" svg:x2="14.25cm" svg:y2="17.25cm">
          <text:p/>
        </draw:line>
        <draw:line draw:style-name="gr39" draw:text-style-name="P24" draw:layer="layout" svg:x1="21.25cm" svg:y1="16.25cm" svg:x2="21.25cm" svg:y2="17.25cm">
          <text:p/>
        </draw:line>
        <draw:line draw:style-name="gr38" draw:text-style-name="P24" draw:layer="layout" svg:x1="10.75cm" svg:y1="16.25cm" svg:x2="10.75cm" svg:y2="17.25cm">
          <text:p/>
        </draw:line>
        <draw:line draw:style-name="gr40" draw:text-style-name="P25" draw:layer="layout" svg:x1="21.25cm" svg:y1="3.5cm" svg:x2="21.25cm" svg:y2="2.75cm">
          <text:p text:style-name="P17"><text:span text:style-name="T10"/></text:p>
        </draw:line>
        <draw:line draw:style-name="gr41" draw:text-style-name="P18" draw:layer="layout" svg:x1="3.75cm" svg:y1="19.5cm" svg:x2="5.25cm" svg:y2="18.75cm">
          <text:p text:style-name="P17"><text:span text:style-name="T10">Digital</text:span></text:p>
          <text:p text:style-name="P17"><text:span text:style-name="T10"/></text:p>
        </draw:line>
        <draw:line draw:style-name="gr41" draw:text-style-name="P18" draw:layer="layout" svg:x1="3.75cm" svg:y1="18cm" svg:x2="5.25cm" svg:y2="18cm">
          <text:p text:style-name="P17"><text:span text:style-name="T10">PWM</text:span></text:p>
          <text:p text:style-name="P17"><text:span text:style-name="T10"/></text:p>
        </draw:line>
        <draw:line draw:style-name="gr42" draw:text-style-name="P17" draw:layer="layout" svg:x1="6.75cm" svg:y1="18.75cm" svg:x2="6.75cm" svg:y2="19.5cm">
          <text:p/>
        </draw:line>
        <draw:line draw:style-name="gr43" draw:text-style-name="P17" draw:layer="layout" svg:x1="10.75cm" svg:y1="18.75cm" svg:x2="10.75cm" svg:y2="19.5cm">
          <text:p/>
        </draw:line>
        <draw:line draw:style-name="gr44" draw:text-style-name="P17" draw:layer="layout" svg:x1="21.25cm" svg:y1="18.75cm" svg:x2="21.25cm" svg:y2="19.5cm">
          <text:p/>
        </draw:line>
        <draw:line draw:style-name="gr45" draw:text-style-name="P17" draw:layer="layout" svg:x1="21.25cm" svg:y1="14cm" svg:x2="21.25cm" svg:y2="13.25cm">
          <text:p/>
        </draw:line>
        <draw:custom-shape draw:style-name="gr46" draw:text-style-name="P27" draw:layer="layout" svg:width="3cm" svg:height="0.75cm" svg:x="14cm" svg:y="16cm">
          <text:p text:style-name="P26"><text:span text:style-name="T12">I2C bus data is shared across voltages</text:span></text:p>
          <draw:enhanced-geometry svg:viewBox="0 0 21600 21600" draw:type="rectangle" draw:enhanced-path="M 0 0 L 21600 0 21600 21600 0 21600 0 0 Z N"/>
        </draw:custom-shape>
        <draw:custom-shape draw:style-name="gr47" draw:text-style-name="P24" draw:layer="layout" svg:width="1.25cm" svg:height="0.75cm" svg:x="7cm" svg:y="18.7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2cm" svg:height="0.75cm" svg:x="6.5cm" svg:y="18.75cm">
          <text:p text:style-name="P18"><text:span text:style-name="T10">Analog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2cm" svg:height="0.75cm" svg:x="10.5cm" svg:y="18.75cm">
          <text:p text:style-name="P29">Analog</text:p>
          <draw:enhanced-geometry svg:viewBox="0 0 21600 21600" draw:type="rectangle" draw:enhanced-path="M 0 0 L 21600 0 21600 21600 0 21600 0 0 Z N"/>
        </draw:custom-shape>
        <draw:custom-shape draw:style-name="gr48" draw:text-style-name="P28" draw:layer="layout" svg:width="2cm" svg:height="0.75cm" svg:x="21cm" svg:y="18.75cm">
          <text:p text:style-name="P18"><text:span text:style-name="T10">Digital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1.75cm" svg:height="0.75cm" svg:x="21cm" svg:y="2.75cm">
          <text:p text:style-name="P18"><text:span text:style-name="T10">PWM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1.5cm" svg:height="0.75cm" svg:x="21cm" svg:y="13.25cm">
          <text:p text:style-name="P18"><text:span text:style-name="T10">SPI</text:span></text:p>
          <draw:enhanced-geometry svg:viewBox="0 0 21600 21600" draw:type="rectangle" draw:enhanced-path="M 0 0 L 21600 0 21600 21600 0 21600 0 0 Z N"/>
        </draw:custom-shape>
        <draw:line draw:style-name="gr52" draw:text-style-name="P17" draw:layer="layout" svg:x1="5cm" svg:y1="5.75cm" svg:x2="5cm" svg:y2="2.75cm">
          <text:p/>
        </draw:line>
        <draw:line draw:style-name="gr53" draw:text-style-name="P24" draw:layer="layout" svg:x1="9.75cm" svg:y1="4.25cm" svg:x2="9.75cm" svg:y2="2.75cm">
          <text:p/>
        </draw:line>
        <draw:line draw:style-name="gr54" draw:text-style-name="P31" draw:layer="layout" svg:x1="5cm" svg:y1="4.25cm" svg:x2="9.75cm" svg:y2="4.25cm">
          <text:p text:style-name="P22"><text:span text:style-name="T10">ANT+</text:span></text:p>
          <text:p text:style-name="P22"><text:span text:style-name="T10"/></text:p>
        </draw:line>
        <draw:line draw:style-name="gr36" draw:text-style-name="P24" draw:layer="layout" svg:x1="2.25cm" svg:y1="16.25cm" svg:x2="2.25cm" svg:y2="15.5cm">
          <text:p/>
        </draw:line>
        <draw:line draw:style-name="gr52" draw:text-style-name="P17" draw:layer="layout" svg:x1="25.75cm" svg:y1="14cm" svg:x2="25.75cm" svg:y2="5cm">
          <text:p/>
        </draw:line>
        <draw:line draw:style-name="gr55" draw:text-style-name="P32" draw:layer="layout" svg:x1="22.75cm" svg:y1="6.5cm" svg:x2="25.75cm" svg:y2="6.5cm">
          <text:p text:style-name="P20"><text:span text:style-name="T11">Bluetooth</text:span></text:p>
          <text:p text:style-name="P20"><text:span text:style-name="T11"/></text:p>
        </draw:line>
        <draw:custom-shape draw:style-name="gr56" draw:text-style-name="P34" draw:layer="layout" svg:width="4.25cm" svg:height="2.25cm" svg:x="10.25cm" svg:y="3cm">
          <text:p text:style-name="P33"><text:span text:style-name="T13">WARNING ERRORS PRESENT IN DIAGRAM</text:span></text:p>
          <draw:enhanced-geometry svg:viewBox="0 0 21600 21600" draw:type="rectangle" draw:enhanced-path="M 0 0 L 21600 0 21600 21600 0 21600 0 0 Z N"/>
        </draw:custom-shape>
        <draw:custom-shape draw:style-name="gr57" draw:text-style-name="P36" draw:layer="layout" svg:width="3.5cm" svg:height="2cm" svg:x="16cm" svg:y="3.25cm">
          <text:p text:style-name="P35"><text:span text:style-name="T14">Note: One propellor controller is only used to observe shaft power and doesn’t actu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7T00:31:47.727620891</meta:creation-date>
    <meta:editing-duration>PT2H28M42S</meta:editing-duration>
    <meta:editing-cycles>38</meta:editing-cycles>
    <meta:generator>LibreOffice/7.3.7.2$Linux_X86_64 LibreOffice_project/30$Build-2</meta:generator>
    <dc:date>2023-07-27T10:32:49.340128608</dc:date>
    <meta:document-statistic meta:object-count="89"/>
  </office:meta>
</office:document-meta>
</file>